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19mm"/>
    </style:style>
    <style:style style:name="co3" style:family="table-column">
      <style:table-column-properties fo:break-before="auto" style:column-width="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Planilh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íngua</text:p>
          </table:table-cell>
          <table:table-cell office:value-type="string" calcext:value-type="string">
            <text:p>metodo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3.1</text:p>
          </table:table-cell>
          <table:table-cell office:value-type="string" calcext:value-type="string">
            <text:p>nomeimporta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 que nao existe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zer greve</text:p>
          </table:table-cell>
          <table:table-cell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 que não gosto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poppi </meta:initial-creator>
    <meta:creation-date>2015-11-25T17:37:48.993626923</meta:creation-date>
    <dc:date>2015-11-25T19:03:53.799884422</dc:date>
    <dc:creator>ricardopoppi </dc:creator>
    <meta:editing-duration>PT40M44S</meta:editing-duration>
    <meta:editing-cycles>1</meta:editing-cycles>
    <meta:document-statistic meta:table-count="1" meta:cell-count="72" meta:object-count="0"/>
    <meta:generator>LibreOffice/4.4.2.2$Linux_X86_64 LibreOffice_project/40m0$Build-2</meta:generator>
  </office:meta>
</office:document-meta>
</file>